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Courier1" svg:font-family="Courier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45834" officeooo:paragraph-rsid="00045834"/>
    </style:style>
    <style:style style:name="P2" style:family="paragraph" style:parent-style-name="Standard">
      <style:text-properties officeooo:rsid="0001b652" officeooo:paragraph-rsid="0001b652"/>
    </style:style>
    <style:style style:name="P3" style:family="paragraph" style:parent-style-name="Standard">
      <style:text-properties fo:font-weight="bold" officeooo:rsid="0001b652" officeooo:paragraph-rsid="0001b652" style:font-weight-asian="bold" style:font-weight-complex="bold"/>
    </style:style>
    <style:style style:name="P4" style:family="paragraph" style:parent-style-name="Standard">
      <style:text-properties officeooo:rsid="0006495c" officeooo:paragraph-rsid="0006495c"/>
    </style:style>
    <style:style style:name="P5" style:family="paragraph" style:parent-style-name="Standard">
      <style:paragraph-properties fo:margin-top="0.423cm" fo:margin-bottom="0.212cm" loext:contextual-spacing="false" fo:line-height="100%" fo:text-align="center" style:justify-single-word="false" style:writing-mode="lr-tb"/>
      <style:text-properties fo:font-size="22pt" fo:font-weight="bold" officeooo:rsid="0001b652" officeooo:paragraph-rsid="0005b306" style:font-size-asian="22pt" style:font-weight-asian="bold" style:font-size-complex="22pt" style:font-weight-complex="bold"/>
    </style:style>
    <style:style style:name="P6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officeooo:rsid="0001b652" officeooo:paragraph-rsid="0005b306"/>
    </style:style>
    <style:style style:name="P7" style:family="paragraph" style:parent-style-name="Standard">
      <style:paragraph-properties fo:margin-top="0cm" fo:margin-bottom="0.247cm" loext:contextual-spacing="false" fo:line-height="120%" fo:text-align="start" style:justify-single-word="false" style:writing-mode="lr-tb"/>
      <style:text-properties officeooo:rsid="0001b652" officeooo:paragraph-rsid="0005b306"/>
    </style:style>
    <style:style style:name="P8" style:family="paragraph" style:parent-style-name="Standard">
      <style:paragraph-properties fo:margin-top="0cm" fo:margin-bottom="0.247cm" loext:contextual-spacing="false" fo:line-height="120%" fo:text-align="start" style:justify-single-word="false" style:writing-mode="lr-tb"/>
      <style:text-properties officeooo:rsid="0001b652" officeooo:paragraph-rsid="0006495c"/>
    </style:style>
    <style:style style:name="P9" style:family="paragraph" style:parent-style-name="Standard">
      <style:paragraph-properties fo:margin-top="0cm" fo:margin-bottom="0.247cm" loext:contextual-spacing="false"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rsid="0001b652" officeooo:paragraph-rsid="0006495c"/>
    </style:style>
    <style:style style:name="P10" style:family="paragraph" style:parent-style-name="Standard">
      <style:paragraph-properties fo:margin-top="0.106cm" fo:margin-bottom="0.212cm" loext:contextual-spacing="false" fo:line-height="100%" fo:text-align="center" style:justify-single-word="false" style:writing-mode="lr-tb"/>
      <style:text-properties officeooo:rsid="0001b652" officeooo:paragraph-rsid="0005b306"/>
    </style:style>
    <style:style style:name="P11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rsid="0001b652" officeooo:paragraph-rsid="0005b306"/>
    </style:style>
    <style:style style:name="P12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rsid="0001b652" officeooo:paragraph-rsid="0006495c"/>
    </style:style>
    <style:style style:name="P13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rsid="0001b652" officeooo:paragraph-rsid="0007c3ec"/>
    </style:style>
    <style:style style:name="P14" style:family="paragraph" style:parent-style-name="Standard">
      <style:paragraph-properties fo:margin-top="0.353cm" fo:margin-bottom="0.212cm" loext:contextual-spacing="false"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rsid="0001b652" officeooo:paragraph-rsid="0007c3ec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officeooo:rsid="0001b652" officeooo:paragraph-rsid="0007c3ec"/>
    </style:style>
    <style:style style:name="P16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fo:color="#000000" style:font-name="Liberation Serif" fo:font-size="14pt" fo:font-weight="normal" officeooo:rsid="0001b652" officeooo:paragraph-rsid="0005b306" style:font-name-asian="Liberation Serif1" style:font-size-asian="14pt" style:font-weight-asian="normal" style:font-name-complex="Liberation Serif1" style:font-size-complex="14pt"/>
    </style:style>
    <style:style style:name="P17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fo:color="#000000" style:font-name="Liberation Serif" fo:font-size="12pt" fo:font-weight="normal" officeooo:rsid="0001b652" officeooo:paragraph-rsid="0005b306" style:font-name-asian="Liberation Serif1" style:font-size-asian="12pt" style:font-weight-asian="normal" style:font-name-complex="Liberation Serif1"/>
    </style:style>
    <style:style style:name="P18" style:family="paragraph" style:parent-style-name="Standard">
      <style:paragraph-properties fo:margin-top="0cm" fo:margin-bottom="0.247cm" loext:contextual-spacing="false" fo:line-height="120%" fo:text-align="end" style:justify-single-word="false" style:writing-mode="lr-tb"/>
      <style:text-properties fo:color="#000000" style:font-name="Liberation Serif" fo:font-size="12pt" fo:font-weight="normal" officeooo:rsid="0001b652" officeooo:paragraph-rsid="0005b306" style:font-name-asian="Liberation Serif1" style:font-size-asian="12pt" style:font-weight-asian="normal" style:font-name-complex="Liberation Serif1"/>
    </style:style>
    <style:style style:name="P19" style:family="paragraph" style:parent-style-name="Standard">
      <style:paragraph-properties fo:margin-top="0cm" fo:margin-bottom="0.247cm" loext:contextual-spacing="false" fo:line-height="120%" fo:text-align="start" style:justify-single-word="false" style:writing-mode="lr-tb"/>
      <style:text-properties fo:color="#000000" style:font-name="Liberation Serif" fo:font-size="12pt" fo:font-weight="normal" officeooo:rsid="0001b652" officeooo:paragraph-rsid="0005b306" style:font-name-asian="Liberation Serif1" style:font-size-asian="12pt" style:font-weight-asian="normal" style:font-name-complex="Liberation Serif1"/>
    </style:style>
    <style:style style:name="P20" style:family="paragraph" style:parent-style-name="Standard">
      <style:paragraph-properties fo:margin-top="0cm" fo:margin-bottom="0.247cm" loext:contextual-spacing="false" fo:line-height="120%" fo:text-align="start" style:justify-single-word="false" style:writing-mode="lr-tb"/>
      <style:text-properties fo:color="#000000" style:font-name="Liberation Serif" fo:font-size="12pt" fo:font-weight="normal" officeooo:paragraph-rsid="0006495c" style:font-name-asian="Liberation Serif1" style:font-size-asian="12pt" style:font-weight-asian="normal" style:font-name-complex="Liberation Serif1"/>
    </style:style>
    <style:style style:name="P21" style:family="paragraph" style:parent-style-name="Standard">
      <style:paragraph-properties fo:margin-top="0cm" fo:margin-bottom="0.247cm" loext:contextual-spacing="false" fo:line-height="120%" fo:text-align="start" style:justify-single-word="false" style:writing-mode="lr-tb"/>
      <style:text-properties fo:color="#000000" style:font-name="Liberation Sans" fo:font-size="20pt" style:text-underline-style="solid" style:text-underline-width="auto" style:text-underline-color="font-color" fo:font-weight="bold" officeooo:rsid="0001b652" officeooo:paragraph-rsid="0005b306" style:font-name-asian="Liberation Sans2" style:font-size-asian="20pt" style:font-weight-asian="bold" style:font-name-complex="Liberation Sans2" style:font-size-complex="20pt"/>
    </style:style>
    <style:style style:name="P22" style:family="paragraph" style:parent-style-name="Standard">
      <style:paragraph-properties fo:margin-top="0cm" fo:margin-bottom="0.247cm" loext:contextual-spacing="false" fo:line-height="120%" fo:text-align="start" style:justify-single-word="false" style:writing-mode="lr-tb"/>
      <style:text-properties fo:color="#000000" style:font-name="Courier" fo:font-size="12pt" fo:font-weight="normal" officeooo:rsid="0006495c" officeooo:paragraph-rsid="0006495c" fo:background-color="#ffffff" style:font-name-asian="Courier1" style:font-size-asian="12pt" style:font-weight-asian="normal" style:font-name-complex="Courier1"/>
    </style:style>
    <style:style style:name="P23" style:family="paragraph" style:parent-style-name="Standard">
      <style:paragraph-properties fo:margin-top="0.423cm" fo:margin-bottom="0.212cm" loext:contextual-spacing="false" fo:line-height="100%" fo:text-align="start" style:justify-single-word="false" style:writing-mode="lr-tb"/>
      <style:text-properties fo:color="#000000" style:font-name="Liberation Sans" fo:font-size="20pt" style:text-underline-style="solid" style:text-underline-width="auto" style:text-underline-color="font-color" fo:font-weight="bold" officeooo:rsid="0001b652" officeooo:paragraph-rsid="0005b306" style:font-name-asian="Liberation Sans2" style:font-size-asian="20pt" style:font-weight-asian="bold" style:font-name-complex="Liberation Sans2" style:font-size-complex="20pt"/>
    </style:style>
    <style:style style:name="P24" style:family="paragraph" style:parent-style-name="Standard">
      <style:text-properties fo:font-style="normal" officeooo:rsid="0006495c" officeooo:paragraph-rsid="0006495c" style:font-style-asian="normal" style:font-style-complex="normal"/>
    </style:style>
    <style:style style:name="P25" style:family="paragraph" style:parent-style-name="Standard">
      <style:text-properties fo:font-style="normal" officeooo:rsid="0006495c" officeooo:paragraph-rsid="0007c3ec" style:font-style-asian="normal" style:font-style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fo:color="#000000" style:font-name="Liberation Sans" fo:font-size="12pt" fo:font-weight="normal" officeooo:paragraph-rsid="0007c3ec" style:font-name-asian="Liberation Sans2" style:font-size-asian="12pt" style:font-weight-asian="normal" style:font-name-complex="Liberation Sans2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fo:color="#000000" style:font-name="Courier" fo:font-size="12pt" fo:font-weight="normal" officeooo:paragraph-rsid="0007c3ec" fo:background-color="#ffffff" style:font-name-asian="Courier1" style:font-size-asian="12pt" style:font-weight-asian="normal" style:font-name-complex="Courier1"/>
    </style:style>
    <style:style style:name="T1" style:family="text">
      <style:text-properties officeooo:rsid="0002d5b0"/>
    </style:style>
    <style:style style:name="T2" style:family="text">
      <style:text-properties fo:color="#000000" style:font-name="Liberation Sans" fo:font-size="28pt" style:font-name-asian="Liberation Sans2" style:font-size-asian="28pt" style:font-name-complex="Liberation Sans2"/>
    </style:style>
    <style:style style:name="T3" style:family="text">
      <style:text-properties fo:color="#000000" style:font-name="Liberation Sans" fo:font-size="28pt" officeooo:rsid="0005b306" style:font-name-asian="Liberation Sans2" style:font-size-asian="28pt" style:font-name-complex="Liberation Sans2"/>
    </style:style>
    <style:style style:name="T4" style:family="text">
      <style:text-properties fo:color="#000000" style:font-name="Liberation Sans" fo:font-size="18pt" fo:font-weight="normal" style:font-name-asian="Liberation Sans2" style:font-size-asian="18pt" style:font-weight-asian="normal" style:font-name-complex="Liberation Sans2"/>
    </style:style>
    <style:style style:name="T5" style:family="text">
      <style:text-properties fo:color="#000000" style:font-name="Liberation Sans" fo:font-size="18pt" fo:font-weight="normal" officeooo:rsid="0005b306" style:font-name-asian="Liberation Sans2" style:font-size-asian="18pt" style:font-weight-asian="normal" style:font-name-complex="Liberation Sans2"/>
    </style:style>
    <style:style style:name="T6" style:family="text">
      <style:text-properties fo:color="#000000" style:font-name="Liberation Serif" fo:font-size="14pt" fo:font-weight="normal" style:font-name-asian="Liberation Serif1" style:font-size-asian="14pt" style:font-weight-asian="normal" style:font-name-complex="Liberation Serif1" style:font-size-complex="14pt"/>
    </style:style>
    <style:style style:name="T7" style:family="text">
      <style:text-properties fo:color="#000000" style:font-name="Liberation Serif" fo:font-size="12pt" fo:font-weight="normal" style:font-name-asian="Liberation Serif1" style:font-size-asian="12pt" style:font-weight-asian="normal" style:font-name-complex="Liberation Serif1"/>
    </style:style>
    <style:style style:name="T8" style:family="text">
      <style:text-properties fo:color="#000000" style:font-name="Liberation Serif" fo:font-size="12pt" fo:font-weight="normal" style:font-name-asian="Liberation Serif1" style:font-size-asian="12pt" style:font-weight-asian="normal" style:font-name-complex="Liberation Serif1" style:font-size-complex="12pt"/>
    </style:style>
    <style:style style:name="T9" style:family="text">
      <style:text-properties fo:color="#000000" style:font-name="Liberation Serif" fo:font-size="12pt" fo:font-weight="normal" officeooo:rsid="0005b306" style:font-name-asian="Liberation Serif1" style:font-size-asian="12pt" style:font-weight-asian="normal" style:font-name-complex="Liberation Serif1" style:font-size-complex="12pt"/>
    </style:style>
    <style:style style:name="T10" style:family="text">
      <style:text-properties fo:color="#000000" style:font-name="Liberation Serif" fo:font-size="20pt" style:text-underline-style="solid" style:text-underline-width="auto" style:text-underline-color="font-color" fo:font-weight="bold" style:font-name-asian="Liberation Serif1" style:font-size-asian="20pt" style:font-weight-asian="bold" style:font-name-complex="Liberation Serif1" style:font-size-complex="20pt" style:font-weight-complex="bold"/>
    </style:style>
    <style:style style:name="T11" style:family="text">
      <style:text-properties fo:color="#000000" style:font-name="Liberation Serif" fo:font-size="20pt" style:text-underline-style="solid" style:text-underline-width="auto" style:text-underline-color="font-color" fo:font-weight="bold" officeooo:rsid="0005b306" style:font-name-asian="Liberation Serif1" style:font-size-asian="20pt" style:font-weight-asian="bold" style:font-name-complex="Liberation Serif1" style:font-size-complex="20pt" style:font-weight-complex="bold"/>
    </style:style>
    <style:style style:name="T12" style:family="text">
      <style:text-properties fo:color="#000000" style:font-name="Liberation Serif" fo:font-size="20pt" style:text-underline-style="solid" style:text-underline-width="auto" style:text-underline-color="font-color" fo:font-weight="bold" officeooo:rsid="0006495c" style:font-name-asian="Liberation Serif1" style:font-size-asian="20pt" style:font-weight-asian="bold" style:font-name-complex="Liberation Serif1" style:font-size-complex="20pt" style:font-weight-complex="bold"/>
    </style:style>
    <style:style style:name="T13" style:family="text">
      <style:text-properties fo:color="#000000" style:font-name="Liberation Serif" fo:font-size="20pt" style:text-underline-style="solid" style:text-underline-width="auto" style:text-underline-color="font-color" fo:font-weight="bold" officeooo:rsid="0005b306" fo:background-color="#ffffff" loext:char-shading-value="0" style:font-name-asian="Liberation Serif1" style:font-size-asian="20pt" style:font-weight-asian="bold" style:font-name-complex="Liberation Serif1" style:font-size-complex="20pt" style:font-weight-complex="bold"/>
    </style:style>
    <style:style style:name="T14" style:family="text">
      <style:text-properties fo:color="#000000" style:font-name="Liberation Serif" fo:font-size="16pt" style:text-underline-style="solid" style:text-underline-width="auto" style:text-underline-color="font-color" fo:font-weight="bold" officeooo:rsid="0005b306" style:font-name-asian="Liberation Serif1" style:font-size-asian="16pt" style:font-weight-asian="bold" style:font-name-complex="Liberation Serif1" style:font-size-complex="16pt" style:font-weight-complex="bold"/>
    </style:style>
    <style:style style:name="T15" style:family="text">
      <style:text-properties fo:color="#000000" style:font-name="Liberation Serif" fo:font-size="16pt" style:text-underline-style="solid" style:text-underline-width="auto" style:text-underline-color="font-color" fo:font-weight="bold" officeooo:rsid="0006495c" style:font-name-asian="Liberation Serif1" style:font-size-asian="16pt" style:font-weight-asian="bold" style:font-name-complex="Liberation Serif1" style:font-size-complex="16pt" style:font-weight-complex="bold"/>
    </style:style>
    <style:style style:name="T16" style:family="text">
      <style:text-properties fo:color="#000000" style:font-name="Courier" fo:font-size="12pt" fo:font-weight="normal" fo:background-color="#ffffff" loext:char-shading-value="0" style:font-name-asian="Courier1" style:font-size-asian="12pt" style:font-weight-asian="normal" style:font-name-complex="Courier1"/>
    </style:style>
    <style:style style:name="T17" style:family="text">
      <style:text-properties fo:color="#000000" style:font-name="Courier" fo:font-size="12pt" fo:font-weight="normal" fo:background-color="#ffffff" loext:char-shading-value="0" style:font-name-asian="Courier1" style:font-size-asian="12pt" style:font-weight-asian="normal" style:font-name-complex="Courier1" style:font-size-complex="12pt" style:font-weight-complex="normal"/>
    </style:style>
    <style:style style:name="T18" style:family="text">
      <style:text-properties fo:color="#000000" style:font-name="Courier" fo:font-size="12pt" fo:font-style="italic" fo:font-weight="normal" fo:background-color="#ffffff" loext:char-shading-value="0" style:font-name-asian="Courier1" style:font-size-asian="12pt" style:font-style-asian="italic" style:font-weight-asian="normal" style:font-name-complex="Courier1" style:font-style-complex="italic"/>
    </style:style>
    <style:style style:name="T19" style:family="text">
      <style:text-properties fo:color="#000000" style:font-name="Courier" fo:font-size="12pt" fo:font-style="italic" fo:font-weight="normal" fo:background-color="#ffffff" loext:char-shading-value="0" style:font-name-asian="Courier1" style:font-size-asian="12pt" style:font-style-asian="italic" style:font-weight-asian="normal" style:font-name-complex="Courier1" style:font-size-complex="12pt" style:font-style-complex="italic" style:font-weight-complex="normal"/>
    </style:style>
    <style:style style:name="T20" style:family="text">
      <style:text-properties fo:color="#000000" style:font-name="Courier" fo:font-size="12pt" fo:font-style="italic" style:text-underline-style="none" fo:font-weight="normal" officeooo:rsid="0006495c" fo:background-color="#ffffff" loext:char-shading-value="0" style:font-name-asian="Courier1" style:font-size-asian="12pt" style:font-style-asian="italic" style:font-weight-asian="normal" style:font-name-complex="Courier1" style:font-size-complex="12pt" style:font-style-complex="italic" style:font-weight-complex="normal"/>
    </style:style>
    <style:style style:name="T21" style:family="text">
      <style:text-properties fo:color="#000000" style:font-name="Courier" fo:font-size="12pt" fo:font-style="normal" fo:font-weight="normal" fo:background-color="#ffffff" loext:char-shading-value="0" style:font-name-asian="Courier1" style:font-size-asian="12pt" style:font-style-asian="normal" style:font-weight-asian="normal" style:font-name-complex="Courier1" style:font-style-complex="normal"/>
    </style:style>
    <style:style style:name="T22" style:family="text">
      <style:text-properties fo:color="#000000" style:font-name="Courier" fo:font-size="12pt" fo:font-style="normal" fo:font-weight="normal" fo:background-color="#ffffff" loext:char-shading-value="0" style:font-name-asian="Courier1" style:font-size-asian="12pt" style:font-style-asian="normal" style:font-weight-asian="normal" style:font-name-complex="Courier1" style:font-size-complex="12pt" style:font-style-complex="normal" style:font-weight-complex="normal"/>
    </style:style>
    <style:style style:name="T23" style:family="text">
      <style:text-properties fo:color="#000000" style:font-name="Courier" fo:font-size="12pt" fo:font-style="normal" style:text-underline-style="none" fo:font-weight="normal" officeooo:rsid="0006495c" fo:background-color="#ffffff" loext:char-shading-value="0" style:font-name-asian="Courier1" style:font-size-asian="12pt" style:font-style-asian="normal" style:font-weight-asian="normal" style:font-name-complex="Courier1" style:font-size-complex="12pt" style:font-style-complex="normal" style:font-weight-complex="normal"/>
    </style:style>
    <style:style style:name="T24" style:family="text">
      <style:text-properties fo:color="#000000" style:font-name="Courier" fo:font-size="12pt" fo:font-style="normal" style:text-underline-style="none" fo:font-weight="normal" officeooo:rsid="0007c3ec" fo:background-color="#ffffff" loext:char-shading-value="0" style:font-name-asian="Courier1" style:font-size-asian="12pt" style:font-style-asian="normal" style:font-weight-asian="normal" style:font-name-complex="Courier1" style:font-size-complex="12pt" style:font-style-complex="normal" style:font-weight-complex="normal"/>
    </style:style>
    <style:style style:name="T25" style:family="text">
      <style:text-properties fo:color="#000000" style:font-name="Courier" fo:font-size="12pt" style:text-underline-style="none" fo:font-weight="normal" officeooo:rsid="0006495c" fo:background-color="#ffffff" loext:char-shading-value="0" style:font-name-asian="Courier1" style:font-size-asian="12pt" style:font-weight-asian="normal" style:font-name-complex="Courier1" style:font-size-complex="12pt" style:font-weight-complex="normal"/>
    </style:style>
    <style:style style:name="T26" style:family="text">
      <style:text-properties fo:color="#0000ff" style:font-name="Liberation Serif" fo:font-size="12pt" style:text-underline-style="solid" style:text-underline-width="auto" style:text-underline-color="font-color" fo:font-weight="normal" style:font-name-asian="Liberation Serif1" style:font-size-asian="12pt" style:font-weight-asian="normal" style:font-name-complex="Liberation Serif1"/>
    </style:style>
    <style:style style:name="T27" style:family="text">
      <style:text-properties fo:color="#0000ff" style:font-name="Liberation Serif" fo:font-size="12pt" style:text-underline-style="solid" style:text-underline-width="auto" style:text-underline-color="font-color" fo:font-weight="normal" officeooo:rsid="0005b306" style:font-name-asian="Liberation Serif1" style:font-size-asian="12pt" style:font-weight-asian="normal" style:font-name-complex="Liberation Serif1"/>
    </style:style>
    <style:style style:name="T28" style:family="text">
      <style:text-properties fo:color="#0000ff" style:font-name="Liberation Serif" fo:font-size="12pt" style:text-underline-style="solid" style:text-underline-width="auto" style:text-underline-color="font-color" fo:font-weight="normal" officeooo:rsid="0006495c" style:font-name-asian="Liberation Serif1" style:font-size-asian="12pt" style:font-weight-asian="normal" style:font-name-complex="Liberation Serif1"/>
    </style:style>
    <style:style style:name="T29" style:family="text">
      <style:text-properties fo:color="#0000ff" style:font-name="Liberation Serif" fo:font-size="12pt" style:text-underline-style="solid" style:text-underline-width="auto" style:text-underline-color="font-color" fo:font-weight="normal" officeooo:rsid="0007c3ec" style:font-name-asian="Liberation Serif1" style:font-size-asian="12pt" style:font-weight-asian="normal" style:font-name-complex="Liberation Serif1"/>
    </style:style>
    <style:style style:name="T30" style:family="text">
      <style:text-properties fo:color="#0000ff" style:font-name="Liberation Serif" fo:font-size="12pt" style:text-underline-style="solid" style:text-underline-width="auto" style:text-underline-color="font-color" fo:font-weight="normal" officeooo:rsid="000956a8" style:font-name-asian="Liberation Serif1" style:font-size-asian="12pt" style:font-weight-asian="normal" style:font-name-complex="Liberation Serif1"/>
    </style:style>
    <style:style style:name="T31" style:family="text">
      <style:text-properties fo:color="#0000ff" style:font-name="Liberation Serif" fo:font-size="12pt" style:text-underline-style="none" fo:font-weight="normal" officeooo:rsid="0005b306" style:font-name-asian="Liberation Serif1" style:font-size-asian="12pt" style:font-weight-asian="normal" style:font-name-complex="Liberation Serif1"/>
    </style:style>
    <style:style style:name="T32" style:family="text">
      <style:text-properties fo:color="#0000ff" style:font-name="Liberation Serif" fo:font-size="12pt" style:text-underline-style="none" fo:font-weight="normal" officeooo:rsid="0006495c" style:font-name-asian="Liberation Serif1" style:font-size-asian="12pt" style:font-weight-asian="normal" style:font-name-complex="Liberation Serif1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07c3ec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5"><text:span text:style-name="T2">Documentation de l’installation du </text:span><text:span text:style-name="T3">SERVEUR DHCP</text:span></text:p>
      <text:p text:style-name="P10"><text:span text:style-name="T4">Procédure pas à pas de l’installation </text:span><text:span text:style-name="T5">du serveur DHCP</text:span></text:p>
      <text:p text:style-name="P16"/>
      <text:p text:style-name="P16"/>
      <text:p text:style-name="P16"/>
      <text:p text:style-name="P16"/>
      <text:p text:style-name="P16"/>
      <text:p text:style-name="P6"><text:span text:style-name="T6">Procédure rédigée par : KEVIN SOUSA</text:span><text:span text:style-name="T7"><text:tab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/>
      <text:p text:style-name="P7"><text:span text:style-name="T8">Version: </text:span><text:span text:style-name="T9">1</text:span><text:span text:style-name="T8"><text:tab/><text:tab/><text:tab/><text:tab/><text:tab/><text:tab/><text:tab/><text:tab/><text:tab/><text:tab/> <text:s text:c="7"/>Date: </text:span><text:span text:style-name="T9">16</text:span><text:span text:style-name="T8">/0</text:span><text:span text:style-name="T9">9</text:span><text:span text:style-name="T8">/2020</text:span></text:p>
      <text:p text:style-name="P21"><text:soft-page-break/></text:p>
      <text:p text:style-name="P23">Table des matières</text:p>
      <text:p text:style-name="P2"/>
      <text:p text:style-name="P2"/>
      <text:p text:style-name="P2"/>
      <text:p text:style-name="P2"/>
      <text:p text:style-name="P11"><text:a xlink:type="simple" xlink:href="#__RefHeading___Toc105_1331172400" text:style-name="Internet_20_link" text:visited-style-name="Visited_20_Internet_20_Link"><text:span text:style-name="Internet_20_link">I </text:span></text:a><text:span text:style-name="Internet_20_link"><text:span text:style-name="T26">-</text:span></text:span><text:span text:style-name="Internet_20_link"><text:span text:style-name="T27">Activation du routage</text:span></text:span><text:span text:style-name="Internet_20_link"><text:span text:style-name="T31">.............................................................................................................................</text:span></text:span><text:span text:style-name="Internet_20_link"><text:span text:style-name="T30">3</text:span></text:span></text:p>
      <text:p text:style-name="P11"><text:span text:style-name="Internet_20_link"><text:span text:style-name="T27">II -Configuration des interfaces du routeur</text:span></text:span><text:span text:style-name="Internet_20_link"><text:span text:style-name="T31">.............................................................................................</text:span></text:span><text:span text:style-name="Internet_20_link"><text:span text:style-name="T29">3-4</text:span></text:span></text:p>
      <text:p text:style-name="P11"><text:span text:style-name="Internet_20_link"><text:span text:style-name="T27">III -Installation du serveur DHCP</text:span></text:span><text:span text:style-name="Internet_20_link"><text:span text:style-name="T31">...........................................................................................................</text:span></text:span><text:span text:style-name="Internet_20_link"><text:span text:style-name="T29">4-6</text:span></text:span></text:p>
      <text:p text:style-name="P11"><text:span text:style-name="Internet_20_link"><text:span text:style-name="T31"><text:s text:c="5"/></text:span></text:span><text:span text:style-name="Internet_20_link"><text:span text:style-name="T27">III.1 -Configuration du serveur DHCP</text:span></text:span><text:span text:style-name="Internet_20_link"><text:span text:style-name="T31">..........................................................................................</text:span></text:span><text:span text:style-name="Internet_20_link"><text:span text:style-name="T29">4-6</text:span></text:span></text:p>
      <text:p text:style-name="P11"><text:span text:style-name="Internet_20_link"><text:span text:style-name="T31"><text:s text:c="5"/></text:span></text:span><text:span text:style-name="Internet_20_link"><text:span text:style-name="T27">III.2 -</text:span></text:span><text:span text:style-name="Internet_20_link"><text:span text:style-name="T28">Modification des interfaces utilisées</text:span></text:span><text:span text:style-name="Internet_20_link"><text:span text:style-name="T32">.......................................................................................</text:span></text:span><text:span text:style-name="Internet_20_link"><text:span text:style-name="T29">6</text:span></text:span></text:p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2"><text:span text:style-name="Internet_20_link"><text:span text:style-name="T12">I</text:span></text:span><text:a xlink:type="simple" xlink:href="#__RefHeading___Toc105_1331172400" text:style-name="Internet_20_link" text:visited-style-name="Visited_20_Internet_20_Link"><text:span text:style-name="Internet_20_link"> </text:span></text:a><text:span text:style-name="Internet_20_link"><text:span text:style-name="T10">-</text:span></text:span><text:span text:style-name="Internet_20_link"><text:span text:style-name="T11">Activation du routage</text:span></text:span></text:p>
      <text:p text:style-name="P2"/>
      <text:p text:style-name="P2"/>
      <text:p text:style-name="P22">root$ sysctl net.ipv4.ip_forward</text:p>
      <text:p text:style-name="P22">net.ipv4.ip_forward = 1</text:p>
      <text:p text:style-name="P22"/>
      <text:p text:style-name="P9"><text:span text:style-name="Internet_20_link"><text:span text:style-name="T13">II -Configuration des interfaces du routeur</text:span></text:span></text:p>
      <text:p text:style-name="P2"/>
      <text:p text:style-name="P2"/>
      <text:p text:style-name="P20">Configuration des interfaces ethernets:</text:p>
      <text:p text:style-name="P8"><text:span text:style-name="T7"><text:s/></text:span><text:span text:style-name="T16">root$ nano /</text:span><text:span text:style-name="T18">etc/</text:span><text:span text:style-name="T21">network/interfaces</text:span><text:span text:style-name="T16"> </text:span></text:p>
      <text:p text:style-name="P4">source /<text:span text:style-name="T33">etc</text:span><text:span text:style-name="T34">/network/interfaces.d/*</text:span></text:p>
      <text:p text:style-name="P24"/>
      <text:p text:style-name="P24">auto lo</text:p>
      <text:p text:style-name="P24">iface lo inet loopback</text:p>
      <text:p text:style-name="P24"/>
      <text:p text:style-name="P24">auto eth0</text:p>
      <text:p text:style-name="P24">iface eth0 inet static </text:p>
      <text:p text:style-name="P24"><text:tab/>address 192.168.1.242</text:p>
      <text:p text:style-name="P24"><text:tab/>netmask 255.255.255.252</text:p>
      <text:p text:style-name="P24"><text:tab/>gateway 192.168.1.241</text:p>
      <text:p text:style-name="P24"/>
      <text:p text:style-name="P24">auto eth1</text:p>
      <text:p text:style-name="P24">iface eth1 inet static </text:p>
      <text:p text:style-name="P24"><text:tab/>address 192.168.0.254</text:p>
      <text:p text:style-name="P24"><text:tab/>netmask 255.255.255.0</text:p>
      <text:p text:style-name="P24">up service isc-dhcp-server restart</text:p>
      <text:p text:style-name="P24"/>
      <text:p text:style-name="P4"><text:span text:style-name="T34">auto eth</text:span><text:span text:style-name="T35">2</text:span></text:p>
      <text:p text:style-name="P4"><text:span text:style-name="T34">iface eth</text:span><text:span text:style-name="T35">2</text:span><text:span text:style-name="T34"> inet static</text:span></text:p>
      <text:p text:style-name="P4"><text:span text:style-name="T34"><text:tab/>address 192.168.1.</text:span><text:span text:style-name="T35">126</text:span></text:p>
      <text:p text:style-name="P4"><text:span text:style-name="T34"><text:tab/>netmask 255.255.255.</text:span><text:span text:style-name="T35">128</text:span></text:p>
      <text:p text:style-name="P24">up service isc-dhcp-server restart</text:p>
      <text:p text:style-name="P24"/>
      <text:p text:style-name="P4"><text:span text:style-name="T34">auto eth</text:span><text:span text:style-name="T35">3</text:span></text:p>
      <text:p text:style-name="P4"><text:span text:style-name="T34">iface eth</text:span><text:span text:style-name="T35">3</text:span><text:span text:style-name="T34"> inet static </text:span></text:p>
      <text:p text:style-name="P4"><text:span text:style-name="T34"><text:tab/>address 192.168.1.</text:span><text:span text:style-name="T35">190</text:span></text:p>
      <text:p text:style-name="P4"><text:span text:style-name="T34"><text:tab/>netmask 255.255.255.</text:span><text:span text:style-name="T35">192</text:span></text:p>
      <text:p text:style-name="P25">up service isc-dhcp-server restart</text:p>
      <text:p text:style-name="P24"><text:soft-page-break/></text:p>
      <text:p text:style-name="P4"><text:span text:style-name="T34">auto eth</text:span><text:span text:style-name="T35">4</text:span></text:p>
      <text:p text:style-name="P4"><text:span text:style-name="T34">iface eth</text:span><text:span text:style-name="T35">4</text:span><text:span text:style-name="T34"> inet static </text:span></text:p>
      <text:p text:style-name="P4"><text:span text:style-name="T34"><text:tab/>address 192.168.1.2</text:span><text:span text:style-name="T35">06</text:span></text:p>
      <text:p text:style-name="P4"><text:span text:style-name="T34"><text:tab/>netmask 255.255.255.2</text:span><text:span text:style-name="T35">40</text:span></text:p>
      <text:p text:style-name="P25">up service isc-dhcp-server restart</text:p>
      <text:p text:style-name="P24"/>
      <text:p text:style-name="P4"><text:span text:style-name="T34">auto eth</text:span><text:span text:style-name="T35">5</text:span></text:p>
      <text:p text:style-name="P4"><text:span text:style-name="T34">iface eth</text:span><text:span text:style-name="T35">5</text:span><text:span text:style-name="T34"> inet static </text:span></text:p>
      <text:p text:style-name="P4"><text:span text:style-name="T34"><text:tab/>address 192.168.1.2</text:span><text:span text:style-name="T35">14</text:span></text:p>
      <text:p text:style-name="P4"><text:span text:style-name="T34"><text:tab/>netmask 255.255.255.2</text:span><text:span text:style-name="T35">48</text:span></text:p>
      <text:p text:style-name="P25">up service isc-dhcp-server restart</text:p>
      <text:p text:style-name="P2"/>
      <text:p text:style-name="P4"><text:span text:style-name="T34">auto eth</text:span><text:span text:style-name="T35">6</text:span></text:p>
      <text:p text:style-name="P4"><text:span text:style-name="T34">iface eth</text:span><text:span text:style-name="T35">6</text:span><text:span text:style-name="T34"> inet static </text:span></text:p>
      <text:p text:style-name="P4"><text:span text:style-name="T34"><text:tab/>address 192.168.1.2</text:span><text:span text:style-name="T35">22</text:span></text:p>
      <text:p text:style-name="P4"><text:span text:style-name="T34"><text:tab/>netmask 255.255.255.2</text:span><text:span text:style-name="T35">48</text:span></text:p>
      <text:p text:style-name="P25">up service isc-dhcp-server restart</text:p>
      <text:p text:style-name="P24"/>
      <text:p text:style-name="P4"><text:span text:style-name="T34">auto eth</text:span><text:span text:style-name="T35">7</text:span></text:p>
      <text:p text:style-name="P4"><text:span text:style-name="T34">iface eth</text:span><text:span text:style-name="T35">7</text:span><text:span text:style-name="T34"> inet static </text:span></text:p>
      <text:p text:style-name="P4"><text:span text:style-name="T34"><text:tab/>address 192.168.1.2</text:span><text:span text:style-name="T35">30</text:span></text:p>
      <text:p text:style-name="P4"><text:span text:style-name="T34"><text:tab/>netmask 255.255.255.2</text:span><text:span text:style-name="T35">48</text:span></text:p>
      <text:p text:style-name="P25">up service isc-dhcp-server restart</text:p>
      <text:p text:style-name="P2"/>
      <text:p text:style-name="P2"/>
      <text:p text:style-name="P2"/>
      <text:p text:style-name="P13"><text:span text:style-name="Internet_20_link"><text:span text:style-name="T11">III -Installation du serveur DHCP</text:span></text:span></text:p>
      <text:p text:style-name="P3"/>
      <text:p text:style-name="P13"><text:span text:style-name="Internet_20_link"><text:span text:style-name="T14">III.1 -Configuration du serveur DHCP</text:span></text:span></text:p>
      <text:p text:style-name="P2"/>
      <text:p text:style-name="P26">Installation du packet DHCP</text:p>
      <text:p text:style-name="P26"/>
      <text:p text:style-name="P27">root$ apt-get install isc-dhcp-server </text:p>
      <text:p text:style-name="P15"><text:span text:style-name="T17">root$ nano </text:span><text:span text:style-name="T19">etc</text:span><text:span text:style-name="T22">/dhcp/dhcpd.conf</text:span></text:p>
      <text:p text:style-name="P2"/>
      <text:p text:style-name="P3">#Reseau 192.168.0.0/24</text:p>
      <text:p text:style-name="P2">subnet 192.168.0.0 netmask 255.255.255.0 {</text:p>
      <text:p text:style-name="P2">range <text:s/>192.168.0.1 <text:s/>192.168.0.253;</text:p>
      <text:p text:style-name="P2">option domain-name-servers 192.168.1.255;</text:p>
      <text:p text:style-name="P2">option domain-name “domain.lan”;</text:p>
      <text:p text:style-name="P2">option routers <text:s/>192.168.0.254;</text:p>
      <text:p text:style-name="P2">option broadcast-address <text:s/>192.168.0.255;</text:p>
      <text:p text:style-name="P2">default-lease-time 600;</text:p>
      <text:p text:style-name="P2">dmax-lease-time 7200;</text:p>
      <text:p text:style-name="P2">}</text:p>
      <text:p text:style-name="P2"><text:soft-page-break/></text:p>
      <text:p text:style-name="P2"/>
      <text:p text:style-name="P3">#Reseau 192.168.1.0/25</text:p>
      <text:p text:style-name="P2">subnet 192.168.1.0 netmask 255.255.255.128 {</text:p>
      <text:p text:style-name="P2">range <text:s/>192.168.1.1 <text:s/>192.168.0.125;</text:p>
      <text:p text:style-name="P2">option domain-name-servers 192.168.1.255;</text:p>
      <text:p text:style-name="P2">option domain-name “domain.lan”;</text:p>
      <text:p text:style-name="P2">option routers <text:s/>192.168.1.126;</text:p>
      <text:p text:style-name="P2">option broadcast-address <text:s/>192.168.1.127;</text:p>
      <text:p text:style-name="P2">default-lease-time 600;</text:p>
      <text:p text:style-name="P2">dmax-lease-time 7200;</text:p>
      <text:p text:style-name="P2">}</text:p>
      <text:p text:style-name="P2"/>
      <text:p text:style-name="P3">#Reseau 192.168.1.128/26</text:p>
      <text:p text:style-name="P2">subnet 192.168.1.128 netmask 255.255.255.192 {</text:p>
      <text:p text:style-name="P2">range <text:s/>192.168.1.1 29 192.168.1.189;</text:p>
      <text:p text:style-name="P2">option domain-name-servers 192.168.1.255;</text:p>
      <text:p text:style-name="P2">option domain-name “domain.lan”;</text:p>
      <text:p text:style-name="P2">option routers <text:s/>192.168.1.190;</text:p>
      <text:p text:style-name="P2">option broadcast-address <text:s/>192.168.1.191;</text:p>
      <text:p text:style-name="P2">default-lease-time 600;</text:p>
      <text:p text:style-name="P2">dmax-lease-time 7200;</text:p>
      <text:p text:style-name="P2">}</text:p>
      <text:p text:style-name="P2"/>
      <text:p text:style-name="P3">#Reseau 192.168.1.192/28</text:p>
      <text:p text:style-name="P2">subnet 192.168.1.192 netmask 255.255.255.240 {</text:p>
      <text:p text:style-name="P2">range <text:s/>192.168.1.193 <text:s/>192.168.1.205;</text:p>
      <text:p text:style-name="P2">option domain-name-servers 192.168.1.255;</text:p>
      <text:p text:style-name="P2">option domain-name “domain.lan”;</text:p>
      <text:p text:style-name="P2">option routers <text:s/>192.168.1.206;</text:p>
      <text:p text:style-name="P2">option broadcast-address <text:s/>192.168.1.207;</text:p>
      <text:p text:style-name="P2">default-lease-time 600;</text:p>
      <text:p text:style-name="P2">dmax-lease-time 7200;</text:p>
      <text:p text:style-name="P2">}</text:p>
      <text:p text:style-name="P2"/>
      <text:p text:style-name="P3">#Reseau 192.168.1.208/29</text:p>
      <text:p text:style-name="P2">subnet 192.168.1.208 netmask 255.255.255.248 {</text:p>
      <text:p text:style-name="P2">range <text:s/>192.168.0.209 <text:s/>192.168.0.213;</text:p>
      <text:p text:style-name="P2">option domain-name-servers 192.168.1.255;</text:p>
      <text:p text:style-name="P2">option domain-name “domain.lan”;</text:p>
      <text:p text:style-name="P2">option routers <text:s/>192.168.1.214;</text:p>
      <text:p text:style-name="P2">option broadcast-address <text:s/>192.168.1.215;</text:p>
      <text:p text:style-name="P2">default-lease-time 600;</text:p>
      <text:p text:style-name="P2">dmax-lease-time 7200;</text:p>
      <text:p text:style-name="P2">}</text:p>
      <text:p text:style-name="P2"/>
      <text:p text:style-name="P2"/>
      <text:p text:style-name="P2"><text:soft-page-break/></text:p>
      <text:p text:style-name="P3">#Reseau 192.168.1.216/29</text:p>
      <text:p text:style-name="P2">subnet 192.168.1.216 netmask 255.255.255.248 {</text:p>
      <text:p text:style-name="P2">range <text:s/>192.168.1.217 <text:s/>192.168.0.221;</text:p>
      <text:p text:style-name="P2">option domain-name-servers 192.168.1.255;</text:p>
      <text:p text:style-name="P2">option domain-name “domain.lan”;</text:p>
      <text:p text:style-name="P2">option routers <text:s/>192.168.1.222;</text:p>
      <text:p text:style-name="P2">option broadcast-address <text:s/>192.168.1.223;</text:p>
      <text:p text:style-name="P2">default-lease-time 600;</text:p>
      <text:p text:style-name="P2">dmax-lease-time 7200;</text:p>
      <text:p text:style-name="P2">}</text:p>
      <text:p text:style-name="P2"/>
      <text:p text:style-name="P3">#Reseau 192.168.1.224/2<text:span text:style-name="T1">9</text:span></text:p>
      <text:p text:style-name="P2">subnet 192.168.1.224 netmask 255.255.255.248 {</text:p>
      <text:p text:style-name="P2">range <text:s/>192.168.1.226 <text:s/>192.168.1.229;</text:p>
      <text:p text:style-name="P2">option domain-name-servers 192.168.1.255;</text:p>
      <text:p text:style-name="P2">option domain-name “domain.lan”;</text:p>
      <text:p text:style-name="P2">option routers <text:s/>192.168.1.230;</text:p>
      <text:p text:style-name="P2">option broadcast-address <text:s/>192.168.1.231;</text:p>
      <text:p text:style-name="P2">default-lease-time 600;</text:p>
      <text:p text:style-name="P2">dmax-lease-time 7200;</text:p>
      <text:p text:style-name="P2">}</text:p>
      <text:p text:style-name="P2"/>
      <text:p text:style-name="P2"/>
      <text:p text:style-name="P13"><text:span text:style-name="Internet_20_link"><text:span text:style-name="T14">III.2 -</text:span></text:span><text:span text:style-name="Internet_20_link"><text:span text:style-name="T15">Modification des interfaces utilisées</text:span></text:span></text:p>
      <text:p text:style-name="P13"><text:span text:style-name="Internet_20_link"><text:span text:style-name="T15"/></text:span></text:p>
      <text:p text:style-name="P14"><text:span text:style-name="Internet_20_link"><text:span text:style-name="T25">root$ nano </text:span></text:span><text:span text:style-name="Internet_20_link"><text:span text:style-name="T20">etc</text:span></text:span><text:span text:style-name="Internet_20_link"><text:span text:style-name="T23">/default/isc-dhcp-server</text:span></text:span></text:p>
      <text:p text:style-name="P14"><text:span text:style-name="Internet_20_link"><text:span text:style-name="T24">INTERFACESv4="eth1 eth2 eth3 eth4 eth5 eth6 eth7"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Courier1" svg:font-family="Courier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45834" officeooo:paragraph-rsid="0004583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9-16T15:33:01.488000000</dc:date>
    <meta:editing-duration>PT52M8S</meta:editing-duration>
    <meta:editing-cycles>4</meta:editing-cycles>
    <meta:document-statistic meta:table-count="0" meta:image-count="0" meta:object-count="0" meta:page-count="6" meta:paragraph-count="138" meta:word-count="421" meta:character-count="4382" meta:non-whitespace-character-count="4017"/>
  </office:meta>
</office:document-meta>
</file>